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063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1.5102in"/>
    </style:style>
    <style:style style:name="co6" style:family="table-column">
      <style:table-column-properties fo:break-before="auto" style:column-width="0.8327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0.7453in"/>
    </style:style>
    <style:style style:name="co10" style:family="table-column">
      <style:table-column-properties fo:break-before="auto" style:column-width="0.6791in"/>
    </style:style>
    <style:style style:name="co11" style:family="table-column">
      <style:table-column-properties fo:break-before="auto" style:column-width="0.9311in"/>
    </style:style>
    <style:style style:name="co12" style:family="table-column">
      <style:table-column-properties fo:break-before="auto" style:column-width="1.3138in"/>
    </style:style>
    <style:style style:name="co13" style:family="table-column">
      <style:table-column-properties fo:break-before="auto" style:column-width="1.0189in"/>
    </style:style>
    <style:style style:name="co14" style:family="table-column">
      <style:table-column-properties fo:break-before="page" style:column-width="1.3791in"/>
    </style:style>
    <style:style style:name="co15" style:family="table-column">
      <style:table-column-properties fo:break-before="auto" style:column-width="1.3791in"/>
    </style:style>
    <style:style style:name="co16" style:family="table-column">
      <style:table-column-properties fo:break-before="auto" style:column-width="1.7382in"/>
    </style:style>
    <style:style style:name="co17" style:family="table-column">
      <style:table-column-properties fo:break-before="auto" style:column-width="1.8256in"/>
    </style:style>
    <style:style style:name="co18" style:family="table-column">
      <style:table-column-properties fo:break-before="auto" style:column-width="2.4925in"/>
    </style:style>
    <style:style style:name="co9" style:family="table-column">
      <style:table-column-properties fo:break-before="auto" style:column-width="0.8925in"/>
    </style:style>
    <style:style style:name="ro2" style:family="table-row">
      <style:table-row-properties style:row-height="0.4126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3244in" fo:break-before="auto" style:use-optimal-row-height="false"/>
    </style:style>
    <style:style style:name="ro6" style:family="table-row">
      <style:table-row-properties style:row-height="0.3736in" fo:break-before="auto" style:use-optimal-row-height="false"/>
    </style:style>
    <style:style style:name="ro5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.5pt" style:language-asian="en" style:country-asian="US" style:font-style-asian="normal" style:font-weight-asian="normal" style:font-size-complex="4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visibility="collapse" table:default-cell-style-name="ce2"/>
        <table:table-column table:style-name="co3" table:default-cell-style-name="ce2"/>
        <table:table-column table:style-name="co4" table:visibility="collapse" table:default-cell-style-name="ce4"/>
        <table:table-column table:style-name="co5" table:visibility="collapse" table:default-cell-style-name="ce2"/>
        <table:table-column table:style-name="co6" table:default-cell-style-name="ce4"/>
        <table:table-column table:style-name="co7" table:visibility="collapse" table:default-cell-style-name="ce2"/>
        <table:table-column table:style-name="co8" table:visibility="collapse" table:default-cell-style-name="ce4"/>
        <table:table-column table:style-name="co10" table:default-cell-style-name="ce2"/>
        <table:table-column table:style-name="co11" table:visibility="collapse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9" table:number-columns-repeated="1006" table:default-cell-style-name="ce2"/>
        <table:table-row table:style-name="ro2">
          <table:table-cell table:style-name="ce1" office:value-type="string">
            <text:p>Mass (Msun)</text:p>
          </table:table-cell>
          <table:table-cell table:style-name="ce1" office:value-type="string">
            <text:p>Mass (Mjup)</text:p>
          </table:table-cell>
          <table:table-cell table:style-name="ce3" office:value-type="string">
            <text:p>Mass (g)</text:p>
          </table:table-cell>
          <table:table-cell table:style-name="ce1" office:value-type="string">
            <text:p>Log10(Age in yrs)</text:p>
          </table:table-cell>
          <table:table-cell table:style-name="ce3" office:value-type="string">
            <text:p>Age (yrs)</text:p>
          </table:table-cell>
          <table:table-cell table:style-name="ce1" office:value-type="string">
            <text:p>Log10(L/Lsun)</text:p>
          </table:table-cell>
          <table:table-cell table:style-name="ce3" office:value-type="string">
            <text:p>L (erg/s)</text:p>
          </table:table-cell>
          <table:table-cell table:style-name="ce1" office:value-type="string">
            <text:p>Teff (K)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Record Number</text:p>
          </table:table-cell>
          <table:table-cell table:style-name="ce1" office:value-type="string">
            <text:p>No heating</text:p>
          </table:table-cell>
          <table:table-cell table:style-name="ce1" office:value-type="string" table:number-columns-spanned="3" table:number-rows-spanned="1">
            <text:p>Heating efac = 1.0</text:p>
          </table:table-cell>
          <table:covered-table-cell table:style-name="ce1" office:value-type="string">
            <text:p>Heating efac = 1.0, Tkozai = 1e6 yrs</text:p>
          </table:covered-table-cell>
          <table:covered-table-cell table:style-name="ce1"/>
          <table:table-cell table:style-name="ce1" office:value-type="string" table:number-columns-spanned="4" table:number-rows-spanned="1">
            <text:p>Heating efac = 10.0</text:p>
          </table:table-cell>
          <table:covered-table-cell table:number-columns-repeated="3" table:style-name="ce1"/>
          <table:table-cell table:style-name="ce1" table:number-columns-repeated="1006"/>
        </table:table-row>
        <table:table-row table:style-name="ro3"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number-columns-repeated="4"/>
          <table:table-cell table:style-name="ce6" office:value-type="string">
            <text:p>Tkozai = 1e7 yrs</text:p>
          </table:table-cell>
          <table:table-cell table:style-name="ce6" office:value-type="string">
            <text:p>Tkozai = 1e6 yrs</text:p>
          </table:table-cell>
          <table:table-cell table:style-name="ce6" office:value-type="string">
            <text:p>Tkozai = 1e5 yrs</text:p>
          </table:table-cell>
          <table:table-cell table:style-name="ce1" office:value-type="string">
            <text:p>Tkozai = 1e7 yrs</text:p>
          </table:table-cell>
          <table:table-cell table:style-name="ce1" office:value-type="string">
            <text:p>Tkozai = 1e6 yrs</text:p>
          </table:table-cell>
          <table:table-cell table:style-name="ce1" office:value-type="string">
            <text:p>Tkozai = 1e5 yrs</text:p>
          </table:table-cell>
          <table:table-cell table:style-name="ce1" office:value-type="string">
            <text:p>Const time-avg energy input</text:p>
          </table:table-cell>
          <table:table-cell table:style-name="ce1" table:number-columns-repeated="1006"/>
        </table:table-row>
        <table:table-row table:style-name="ro4">
          <table:table-cell office:value-type="float" office:value="0.009" table:number-columns-spanned="1" table:number-rows-spanned="3">
            <text:p>0.009</text:p>
          </table:table-cell>
          <table:table-cell table:formula="of:=0.009 * 1047.92611676" office:value-type="float" office:value="9.43133505084" table:number-columns-spanned="1" table:number-rows-spanned="3">
            <text:p>9.4313350508</text:p>
          </table:table-cell>
          <table:table-cell table:formula="of:=1.9891 *10^33*[.A3]" office:value-type="float" office:value="1.79019E+031" table:number-columns-spanned="1" table:number-rows-spanned="3">
            <text:p>1.79E+31</text:p>
          </table:table-cell>
          <table:table-cell office:value-type="float" office:value="6.5">
            <text:p>6.5</text:p>
          </table:table-cell>
          <table:table-cell table:formula="of:=10^[.D3]" office:value-type="float" office:value="3162277.66016838">
            <text:p>3.16E+06</text:p>
          </table:table-cell>
          <table:table-cell office:value-type="float" office:value="-3.5">
            <text:p>-3.5</text:p>
          </table:table-cell>
          <table:table-cell table:formula="of:=3.9*10^33*(10^[.F3])" office:value-type="float" office:value="1.23328828746567E+030">
            <text:p>1.23E+30</text:p>
          </table:table-cell>
          <table:table-cell office:value-type="float" office:value="1900">
            <text:p>1900</text:p>
          </table:table-cell>
          <table:table-cell office:value-type="string">
            <text:p>10MjNF.mod</text:p>
          </table:table-cell>
          <table:table-cell office:value-type="float" office:value="34">
            <text:p>34</text:p>
          </table:table-cell>
          <table:table-cell office:value-type="string">
            <text:p>May 9 2013, v4</text:p>
          </table:table-cell>
          <table:table-cell office:value-type="string">
            <text:p>May 8 2013, v6</text:p>
          </table:table-cell>
          <table:table-cell office:value-type="string">
            <text:p>May 9 2013, v10</text:p>
          </table:table-cell>
          <table:table-cell office:value-type="string">
            <text:p>May 9 2013, v19</text:p>
          </table:table-cell>
          <table:table-cell office:value-type="string">
            <text:p>May10 2013, v5</text:p>
          </table:table-cell>
          <table:table-cell office:value-type="string">
            <text:p>May 10 2013, v12</text:p>
          </table:table-cell>
          <table:table-cell office:value-type="string">
            <text:p>May 10 2013, v19</text:p>
          </table:table-cell>
          <table:table-cell table:number-columns-repeated="1007"/>
        </table:table-row>
        <table:table-row table:style-name="ro6">
          <table:covered-table-cell table:number-columns-repeated="3"/>
          <table:table-cell office:value-type="float" office:value="7.5">
            <text:p>7.5</text:p>
          </table:table-cell>
          <table:table-cell table:formula="of:=10^[.D4]" office:value-type="float" office:value="31622776.6016838">
            <text:p>3.16E+07</text:p>
          </table:table-cell>
          <table:table-cell office:value-type="float" office:value="-4.6">
            <text:p>-4.6</text:p>
          </table:table-cell>
          <table:table-cell table:formula="of:=3.9*10^33 *10^[.F4]" office:value-type="float" office:value="9.79635708288737E+028">
            <text:p>9.80E+28</text:p>
          </table:table-cell>
          <table:table-cell office:value-type="float" office:value="1100">
            <text:p>1100</text:p>
          </table:table-cell>
          <table:table-cell office:value-type="string">
            <text:p>10MjNF.mod</text:p>
          </table:table-cell>
          <table:table-cell office:value-type="float" office:value="41">
            <text:p>41</text:p>
          </table:table-cell>
          <table:table-cell table:style-name="ce5" office:value-type="string">
            <text:p>May 9 2013, v3</text:p>
          </table:table-cell>
          <table:table-cell table:style-name="ce5" office:value-type="string">
            <text:p>May 8 2013, v5</text:p>
          </table:table-cell>
          <table:table-cell office:value-type="string">
            <text:p>May 9 2013, v9</text:p>
          </table:table-cell>
          <table:table-cell office:value-type="string">
            <text:p>May 9 2013, v20</text:p>
          </table:table-cell>
          <table:table-cell office:value-type="string">
            <text:p>May 10 2013, v6</text:p>
          </table:table-cell>
          <table:table-cell office:value-type="string">
            <text:p>May 10 2013, v13</text:p>
          </table:table-cell>
          <table:table-cell office:value-type="string">
            <text:p>May 10 2013, v20</text:p>
          </table:table-cell>
          <table:table-cell table:number-columns-repeated="1007"/>
        </table:table-row>
        <table:table-row table:style-name="ro6">
          <table:covered-table-cell table:number-columns-repeated="3"/>
          <table:table-cell office:value-type="float" office:value="8.5">
            <text:p>8.5</text:p>
          </table:table-cell>
          <table:table-cell table:formula="of:=10^[.D5]" office:value-type="float" office:value="316227766.016838">
            <text:p>3.16E+08</text:p>
          </table:table-cell>
          <table:table-cell office:value-type="float" office:value="-5">
            <text:p>-5</text:p>
          </table:table-cell>
          <table:table-cell table:formula="of:=3.9*10^33 *10^[.F5]" office:value-type="float" office:value="3.9E+028">
            <text:p>3.90E+28</text:p>
          </table:table-cell>
          <table:table-cell office:value-type="float" office:value="800">
            <text:p>800</text:p>
          </table:table-cell>
          <table:table-cell office:value-type="string">
            <text:p>10MjNF.mod</text:p>
          </table:table-cell>
          <table:table-cell office:value-type="float" office:value="43">
            <text:p>43</text:p>
          </table:table-cell>
          <table:table-cell table:style-name="ce5" office:value-type="string">
            <text:p>May 9 2013, v2</text:p>
          </table:table-cell>
          <table:table-cell table:style-name="ce5" office:value-type="string">
            <text:p>May 8 2013, v4</text:p>
          </table:table-cell>
          <table:table-cell office:value-type="string">
            <text:p>May 9 2013, v8</text:p>
          </table:table-cell>
          <table:table-cell office:value-type="string">
            <text:p>May 9 2013, v21</text:p>
          </table:table-cell>
          <table:table-cell office:value-type="string">
            <text:p>May 10 2013, v7</text:p>
          </table:table-cell>
          <table:table-cell office:value-type="string">
            <text:p>May 10 2013, v14</text:p>
          </table:table-cell>
          <table:table-cell office:value-type="string">
            <text:p>May 10 2013, v21</text:p>
          </table:table-cell>
          <table:table-cell table:number-columns-repeated="1007"/>
        </table:table-row>
        <table:table-row table:style-name="ro6">
          <table:table-cell office:value-type="float" office:value="0.003" table:number-columns-spanned="1" table:number-rows-spanned="3">
            <text:p>0.003</text:p>
          </table:table-cell>
          <table:table-cell table:formula="of:=[.A6]*1047.92611676" office:value-type="float" office:value="3.14377835028" table:number-columns-spanned="1" table:number-rows-spanned="3">
            <text:p>3.1437783503</text:p>
          </table:table-cell>
          <table:table-cell table:formula="of:=1.9891 *10^33*[.A6]" office:value-type="float" office:value="5.9673E+030" table:number-columns-spanned="1" table:number-rows-spanned="3">
            <text:p>5.97E+30</text:p>
          </table:table-cell>
          <table:table-cell office:value-type="float" office:value="6.5">
            <text:p>6.5</text:p>
          </table:table-cell>
          <table:table-cell table:formula="of:=10^[.D6]" office:value-type="float" office:value="3162277.66016838">
            <text:p>3.16E+06</text:p>
          </table:table-cell>
          <table:table-cell office:value-type="float" office:value="-4.4">
            <text:p>-4.4</text:p>
          </table:table-cell>
          <table:table-cell table:formula="of:=3.9*10^33 * 10^[.F6]" office:value-type="float" office:value="1.55261796515864E+029">
            <text:p>1.55E+29</text:p>
          </table:table-cell>
          <table:table-cell office:value-type="float" office:value="1100">
            <text:p>1100</text:p>
          </table:table-cell>
          <table:table-cell office:value-type="string">
            <text:p>2_8MjNF.mod</text:p>
          </table:table-cell>
          <table:table-cell office:value-type="float" office:value="6">
            <text:p>6</text:p>
          </table:table-cell>
          <table:table-cell table:style-name="ce5" office:value-type="string">
            <text:p>May 9 2013, v5</text:p>
          </table:table-cell>
          <table:table-cell table:style-name="ce5" office:value-type="string">
            <text:p>May 8 2013, v7</text:p>
          </table:table-cell>
          <table:table-cell office:value-type="string">
            <text:p>May 9 2013, v11</text:p>
          </table:table-cell>
          <table:table-cell office:value-type="string">
            <text:p>May 9 2013, v18</text:p>
          </table:table-cell>
          <table:table-cell office:value-type="string">
            <text:p>May 10 2013, v4</text:p>
          </table:table-cell>
          <table:table-cell office:value-type="string">
            <text:p>May 10 2013, v11</text:p>
          </table:table-cell>
          <table:table-cell office:value-type="string">
            <text:p>May 10 2013, v18</text:p>
          </table:table-cell>
          <table:table-cell table:number-columns-repeated="1007"/>
        </table:table-row>
        <table:table-row table:style-name="ro6">
          <table:covered-table-cell table:number-columns-repeated="3"/>
          <table:table-cell office:value-type="float" office:value="7.5">
            <text:p>7.5</text:p>
          </table:table-cell>
          <table:table-cell table:formula="of:=10^[.D7]" office:value-type="float" office:value="31622776.6016838">
            <text:p>3.16E+07</text:p>
          </table:table-cell>
          <table:table-cell table:number-columns-repeated="1019"/>
        </table:table-row>
        <table:table-row table:style-name="ro6">
          <table:covered-table-cell table:number-columns-repeated="3"/>
          <table:table-cell office:value-type="float" office:value="8.5">
            <text:p>8.5</text:p>
          </table:table-cell>
          <table:table-cell table:formula="of:=10^[.D8]" office:value-type="float" office:value="316227766.016838">
            <text:p>3.16E+08</text:p>
          </table:table-cell>
          <table:table-cell table:number-columns-repeated="1019"/>
        </table:table-row>
        <table:table-row table:style-name="ro6">
          <table:table-cell office:value-type="float" office:value="0.001" table:number-columns-spanned="1" table:number-rows-spanned="3">
            <text:p>0.001</text:p>
          </table:table-cell>
          <table:table-cell table:formula="of:=[.A9]*1047.92611676" office:value-type="float" office:value="1.04792611676" table:number-columns-spanned="1" table:number-rows-spanned="3">
            <text:p>1.0479261168</text:p>
          </table:table-cell>
          <table:table-cell table:formula="of:=1.9891 * 10^33 *[.A9]" office:value-type="float" office:value="1.9891E+030" table:number-columns-spanned="1" table:number-rows-spanned="3">
            <text:p>1.99E+30</text:p>
          </table:table-cell>
          <table:table-cell office:value-type="float" office:value="6.5">
            <text:p>6.5</text:p>
          </table:table-cell>
          <table:table-cell table:formula="of:=10^[.D9]" office:value-type="float" office:value="3162277.66016838">
            <text:p>3.16E+06</text:p>
          </table:table-cell>
          <table:table-cell office:value-type="float" office:value="-5.2">
            <text:p>-5.2</text:p>
          </table:table-cell>
          <table:table-cell table:formula="of:=3.9*10^33 * 10^[.F9]" office:value-type="float" office:value="2.46073364347275E+028">
            <text:p>2.46E+28</text:p>
          </table:table-cell>
          <table:table-cell office:value-type="float" office:value="650">
            <text:p>650</text:p>
          </table:table-cell>
          <table:table-cell office:value-type="string">
            <text:p>1MjNF.mod</text:p>
          </table:table-cell>
          <table:table-cell office:value-type="float" office:value="14">
            <text:p>14</text:p>
          </table:table-cell>
          <table:table-cell table:style-name="ce5" office:value-type="string">
            <text:p>May 9 2013, v1</text:p>
          </table:table-cell>
          <table:table-cell table:style-name="ce5" office:value-type="string">
            <text:p>May 8 2013, v1</text:p>
          </table:table-cell>
          <table:table-cell office:value-type="string">
            <text:p>May 9 2013, v12</text:p>
          </table:table-cell>
          <table:table-cell office:value-type="string">
            <text:p>May 9 2013, v15</text:p>
          </table:table-cell>
          <table:table-cell office:value-type="string">
            <text:p>May 10 2013, v1</text:p>
          </table:table-cell>
          <table:table-cell office:value-type="string">
            <text:p>May 10 2013, v8</text:p>
          </table:table-cell>
          <table:table-cell office:value-type="string">
            <text:p>May 10 2013, v15</text:p>
          </table:table-cell>
          <table:table-cell table:number-columns-repeated="1007"/>
        </table:table-row>
        <table:table-row table:style-name="ro6">
          <table:covered-table-cell table:number-columns-repeated="3"/>
          <table:table-cell office:value-type="float" office:value="7.5">
            <text:p>7.5</text:p>
          </table:table-cell>
          <table:table-cell table:formula="of:=10^[.D10]" office:value-type="float" office:value="31622776.6016838">
            <text:p>3.16E+07</text:p>
          </table:table-cell>
          <table:table-cell office:value-type="float" office:value="-6.4">
            <text:p>-6.4</text:p>
          </table:table-cell>
          <table:table-cell table:formula="of:=3.9*10^33 * 10^[.F10]" office:value-type="float" office:value="1.55261796515864E+027">
            <text:p>1.55E+27</text:p>
          </table:table-cell>
          <table:table-cell office:value-type="float" office:value="350">
            <text:p>350</text:p>
          </table:table-cell>
          <table:table-cell office:value-type="string">
            <text:p>1MjNF.mod</text:p>
          </table:table-cell>
          <table:table-cell office:value-type="float" office:value="21">
            <text:p>21</text:p>
          </table:table-cell>
          <table:table-cell table:style-name="ce5" office:value-type="string">
            <text:p>May 9 2013, v6</text:p>
          </table:table-cell>
          <table:table-cell table:style-name="ce5" office:value-type="string">
            <text:p>May 8 2013, v3</text:p>
          </table:table-cell>
          <table:table-cell office:value-type="string">
            <text:p>May 9 2013, v14</text:p>
          </table:table-cell>
          <table:table-cell office:value-type="string">
            <text:p>May 9 2013, v16</text:p>
          </table:table-cell>
          <table:table-cell office:value-type="string">
            <text:p>May 10 2013, v2</text:p>
          </table:table-cell>
          <table:table-cell office:value-type="string">
            <text:p>May 10 2013, v9</text:p>
          </table:table-cell>
          <table:table-cell office:value-type="string">
            <text:p>May 10 2013, v16</text:p>
          </table:table-cell>
          <table:table-cell office:value-type="string">
            <text:p>May 15 2013, v4</text:p>
          </table:table-cell>
          <table:table-cell table:number-columns-repeated="1006"/>
        </table:table-row>
        <table:table-row table:style-name="ro5">
          <table:covered-table-cell table:number-columns-repeated="3"/>
          <table:table-cell office:value-type="float" office:value="8.5">
            <text:p>8.5</text:p>
          </table:table-cell>
          <table:table-cell table:formula="of:=10^[.D11]" office:value-type="float" office:value="316227766.016838">
            <text:p>3.16E+08</text:p>
          </table:table-cell>
          <table:table-cell office:value-type="float" office:value="-8">
            <text:p>-8</text:p>
          </table:table-cell>
          <table:table-cell table:formula="of:=3.9*10^33 * 10^[.F11]" office:value-type="float" office:value="3.9E+025">
            <text:p>3.90E+25</text:p>
          </table:table-cell>
          <table:table-cell office:value-type="float" office:value="100">
            <text:p>100</text:p>
          </table:table-cell>
          <table:table-cell office:value-type="string">
            <text:p>1MjNF.mod</text:p>
          </table:table-cell>
          <table:table-cell office:value-type="float" office:value="25">
            <text:p>25</text:p>
          </table:table-cell>
          <table:table-cell table:style-name="ce5" office:value-type="string">
            <text:p>May 9 2013, v7</text:p>
          </table:table-cell>
          <table:table-cell table:style-name="ce5" office:value-type="string">
            <text:p>May 8 2013, v2</text:p>
          </table:table-cell>
          <table:table-cell office:value-type="string">
            <text:p>May 9 2013, v13</text:p>
          </table:table-cell>
          <table:table-cell office:value-type="string">
            <text:p>May 9 2013, v17</text:p>
          </table:table-cell>
          <table:table-cell office:value-type="string">
            <text:p>May 10 2013, v3</text:p>
          </table:table-cell>
          <table:table-cell office:value-type="string">
            <text:p>May 10 2013, v10</text:p>
          </table:table-cell>
          <table:table-cell office:value-type="string">
            <text:p>May 10 2013, v17</text:p>
          </table:table-cell>
          <table:table-cell table:number-columns-repeated="1007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6/14/2013</text:date>, <text:time>17:5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el Ruhlen</meta:initial-creator>
    <meta:creation-date>2013-05-07T12:38:52</meta:creation-date>
    <dc:date>2013-06-14T17:59:03</dc:date>
    <dc:creator>Laurel Ruhlen</dc:creator>
    <meta:editing-duration>P21DT16H48M12S</meta:editing-duration>
    <meta:editing-cycles>48</meta:editing-cycles>
    <meta:generator>OpenOffice.org/3.3$Unix OpenOffice.org_project/330m20$Build-9567</meta:generator>
    <meta:document-statistic meta:table-count="3" meta:cell-count="133" meta:object-count="0"/>
  </office:meta>
</office:document-meta>
</file>